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</office:automatic-styles>
  <office:body>
    <office:text>
      <text:h text:style-name="Heading_20_1" text:outline-level="1">!/bin/bash</text:h>
      <text:p text:style-name="First_20_paragraph"><text:span text:style-name="T1">We</text:span><text:span text:style-name="T2"> </text:span><text:span text:style-name="T3">all</text:span><text:span text:style-name="T4"> </text:span><text:span text:style-name="T5">take</text:span><text:span text:style-name="T6"> </text:span><text:span text:style-name="T7">time</text:span><text:span text:style-name="T8"> </text:span><text:span text:style-name="T9">to</text:span><text:span text:style-name="T10"> </text:span><text:span text:style-name="T11">heal</text:span><text:span text:style-name="T12"> </text:span><text:span text:style-name="T13">forget</text:span><text:span text:style-name="T14"> </text:span><text:span text:style-name="T15">what</text:span><text:span text:style-name="T16"> </text:span><text:span text:style-name="T17">we</text:span><text:span text:style-name="T18"> </text:span><text:span text:style-name="T19">can't</text:span><text:span text:style-name="T20"> </text:span><text:span text:style-name="T21">appeal</text:span><text:span text:style-name="T22"> </text:span><text:span text:style-name="T23">regret</text:span><text:span text:style-name="T24"> </text:span><text:span text:style-name="T25">what</text:span><text:span text:style-name="T26"> </text:span><text:span text:style-name="T27">we</text:span><text:span text:style-name="T28"> </text:span><text:span text:style-name="T29">don't</text:span><text:span text:style-name="T30"> </text:span><text:span text:style-name="T31">feel</text:span><text:span text:style-name="T32"> </text:span><text:span text:style-name="T33">indulge</text:span><text:span text:style-name="T34"> </text:span><text:span text:style-name="T35">in</text:span><text:span text:style-name="T36"> </text:span><text:span text:style-name="T37">a</text:span><text:span text:style-name="T38"> </text:span><text:span text:style-name="T39">world</text:span><text:span text:style-name="T40"> </text:span><text:span text:style-name="T41">we</text:span><text:span text:style-name="T42"> </text:span><text:span text:style-name="T43">find</text:span><text:span text:style-name="T44"> </text:span><text:span text:style-name="T45">real</text:span><text:span text:style-name="T46"> </text:span><text:span text:style-name="T47">go</text:span><text:span text:style-name="T48"> </text:span><text:span text:style-name="T49">deep</text:span><text:span text:style-name="T50"> </text:span><text:span text:style-name="T51">within</text:span><text:span text:style-name="T52"> </text:span><text:span text:style-name="T53">and</text:span><text:span text:style-name="T54"> </text:span><text:span text:style-name="T55">break</text:span><text:span text:style-name="T56"> </text:span><text:span text:style-name="T57">the</text:span><text:span text:style-name="T58"> </text:span><text:span text:style-name="T59">seal</text:span><text:span text:style-name="T60"> </text:span><text:span text:style-name="T61">a</text:span><text:span text:style-name="T62"> </text:span><text:span text:style-name="T63">mask</text:span><text:span text:style-name="T64"> </text:span><text:span text:style-name="T65">is</text:span><text:span text:style-name="T66"> </text:span><text:span text:style-name="T67">no</text:span><text:span text:style-name="T68"> </text:span><text:span text:style-name="T69">true</text:span><text:span text:style-name="T70"> </text:span><text:span text:style-name="T71">shield</text:span><text:span text:style-name="T72"> </text:span><text:span text:style-name="T73">we</text:span><text:span text:style-name="T74"> </text:span><text:span text:style-name="T75">find</text:span><text:span text:style-name="T76"> </text:span><text:span text:style-name="T77">doom</text:span><text:span text:style-name="T78"> </text:span><text:span text:style-name="T79">from</text:span><text:span text:style-name="T80"> </text:span><text:span text:style-name="T81">the</text:span><text:span text:style-name="T82"> </text:span><text:span text:style-name="T83">weapons</text:span><text:span text:style-name="T84"> </text:span><text:span text:style-name="T85">we</text:span><text:span text:style-name="T86"> </text:span><text:span text:style-name="T87">wield</text:span><text:span text:style-name="T88"> </text:span><text:span text:style-name="T89">find</text:span><text:span text:style-name="T90"> </text:span><text:span text:style-name="T91">solace</text:span><text:span text:style-name="T92"> </text:span><text:span text:style-name="T93">in</text:span><text:span text:style-name="T94"> </text:span><text:span text:style-name="T95">a</text:span><text:span text:style-name="T96"> </text:span><text:span text:style-name="T97">moonlit</text:span><text:span text:style-name="T98"> </text:span><text:span text:style-name="T99">field</text:span><text:span text:style-name="T100"> </text:span><text:span text:style-name="T101">find</text:span><text:span text:style-name="T102"> </text:span><text:span text:style-name="T103">solace</text:span><text:span text:style-name="T104"> </text:span><text:span text:style-name="T105">by</text:span><text:span text:style-name="T106"> </text:span><text:span text:style-name="T107">a</text:span><text:span text:style-name="T108"> </text:span><text:span text:style-name="T109">rushing</text:span><text:span text:style-name="T110"> </text:span><text:span text:style-name="T111">river</text:span><text:span text:style-name="T112"> </text:span><text:span text:style-name="T113">the</text:span><text:span text:style-name="T114"> </text:span><text:span text:style-name="T115">morning</text:span><text:span text:style-name="T116"> </text:span><text:span text:style-name="T117">dew,</text:span><text:span text:style-name="T118"> </text:span><text:span text:style-name="T119">a</text:span><text:span text:style-name="T120"> </text:span><text:span text:style-name="T121">soft</text:span><text:span text:style-name="T122"> </text:span><text:span text:style-name="T123">wind</text:span><text:span text:style-name="T124"> </text:span><text:span text:style-name="T125">shiver</text:span><text:span text:style-name="T126"> </text:span><text:span text:style-name="T127">the</text:span><text:span text:style-name="T128"> </text:span><text:span text:style-name="T129">moment</text:span><text:span text:style-name="T130"> </text:span><text:span text:style-name="T131">before</text:span><text:span text:style-name="T132"> </text:span><text:span text:style-name="T133">a</text:span><text:span text:style-name="T134"> </text:span><text:span text:style-name="T135">kiss,</text:span><text:span text:style-name="T136"> </text:span><text:span text:style-name="T137">warm</text:span><text:span text:style-name="T138"> </text:span><text:span text:style-name="T139">lips</text:span><text:span text:style-name="T140"> </text:span><text:span text:style-name="T141">quiver</text:span><text:span text:style-name="T142"> </text:span><text:span text:style-name="T143">the</text:span><text:span text:style-name="T144"> </text:span><text:span text:style-name="T145">stars</text:span><text:span text:style-name="T146"> </text:span><text:span text:style-name="T147">endless</text:span><text:span text:style-name="T148"> </text:span><text:span text:style-name="T149">when</text:span><text:span text:style-name="T150"> </text:span><text:span text:style-name="T151">the</text:span><text:span text:style-name="T152"> </text:span><text:span text:style-name="T153">moon's</text:span><text:span text:style-name="T154"> </text:span><text:span text:style-name="T155">a</text:span><text:span text:style-name="T156"> </text:span><text:span text:style-name="T157">sliver</text:span><text:span text:style-name="T158"> </text:span><text:span text:style-name="T159">warm</text:span><text:span text:style-name="T160"> </text:span><text:span text:style-name="T161">rain</text:span><text:span text:style-name="T162"> </text:span><text:span text:style-name="T163">among</text:span><text:span text:style-name="T164"> </text:span><text:span text:style-name="T165">waterfall</text:span><text:span text:style-name="T166"> </text:span><text:span text:style-name="T167">mist</text:span><text:span text:style-name="T168"> </text:span><text:span text:style-name="T169">the</text:span><text:span text:style-name="T170"> </text:span><text:span text:style-name="T171">sunset</text:span><text:span text:style-name="T172"> </text:span><text:span text:style-name="T173">and</text:span><text:span text:style-name="T174"> </text:span><text:span text:style-name="T175">clouds,</text:span><text:span text:style-name="T176"> </text:span><text:span text:style-name="T177">a</text:span><text:span text:style-name="T178"> </text:span><text:span text:style-name="T179">vivid</text:span><text:span text:style-name="T180"> </text:span><text:span text:style-name="T181">tryst</text:span><text:span text:style-name="T182"> </text:span><text:span text:style-name="T183">the</text:span><text:span text:style-name="T184"> </text:span><text:span text:style-name="T185">feeling</text:span><text:span text:style-name="T186"> </text:span><text:span text:style-name="T187">of</text:span><text:span text:style-name="T188"> </text:span><text:span text:style-name="T189">gazing</text:span><text:span text:style-name="T190"> </text:span><text:span text:style-name="T191">into</text:span><text:span text:style-name="T192"> </text:span><text:span text:style-name="T193">an</text:span><text:span text:style-name="T194"> </text:span><text:span text:style-name="T195">abyss</text:span><text:span text:style-name="T196"> </text:span><text:span text:style-name="T197">the</text:span><text:span text:style-name="T198"> </text:span><text:span text:style-name="T199">playful</text:span><text:span text:style-name="T200"> </text:span><text:span text:style-name="T201">magnetism</text:span><text:span text:style-name="T202"> </text:span><text:span text:style-name="T203">that</text:span><text:span text:style-name="T204"> </text:span><text:span text:style-name="T205">fuels</text:span><text:span text:style-name="T206"> </text:span><text:span text:style-name="T207">each</text:span><text:span text:style-name="T208"> </text:span><text:span text:style-name="T209">kiss</text:span><text:span text:style-name="T210"> </text:span><text:span text:style-name="T211">engaging</text:span><text:span text:style-name="T212"> </text:span><text:span text:style-name="T213">dreams</text:span><text:span text:style-name="T214"> </text:span><text:span text:style-name="T215">before</text:span><text:span text:style-name="T216"> </text:span><text:span text:style-name="T217">a</text:span><text:span text:style-name="T218"> </text:span><text:span text:style-name="T219">shift</text:span><text:span text:style-name="T220"> </text:span><text:span text:style-name="T221">porous</text:span><text:span text:style-name="T222"> </text:span><text:span text:style-name="T223">pain</text:span><text:span text:style-name="T224"> </text:span><text:span text:style-name="T225">fostered</text:span><text:span text:style-name="T226"> </text:span><text:span text:style-name="T227">by</text:span><text:span text:style-name="T228"> </text:span><text:span text:style-name="T229">a</text:span><text:span text:style-name="T230"> </text:span><text:span text:style-name="T231">rift</text:span><text:span text:style-name="T232"> </text:span><text:span text:style-name="T233">small</text:span><text:span text:style-name="T234"> </text:span><text:span text:style-name="T235">hands</text:span><text:span text:style-name="T236"> </text:span><text:span text:style-name="T237">find</text:span><text:span text:style-name="T238"> </text:span><text:span text:style-name="T239">sands</text:span><text:span text:style-name="T240"> </text:span><text:span text:style-name="T241">to</text:span><text:span text:style-name="T242"> </text:span><text:span text:style-name="T243">sift</text:span><text:span text:style-name="T244"> </text:span><text:span text:style-name="T245">seeking</text:span><text:span text:style-name="T246"> </text:span><text:span text:style-name="T247">colorful</text:span><text:span text:style-name="T248"> </text:span><text:span text:style-name="T249">seashells</text:span><text:span text:style-name="T250"> </text:span><text:span text:style-name="T251">to</text:span><text:span text:style-name="T252"> </text:span><text:span text:style-name="T253">gift</text:span><text:span text:style-name="T254"> </text:span><text:span text:style-name="T255">can</text:span><text:span text:style-name="T256"> </text:span><text:span text:style-name="T257">we</text:span><text:span text:style-name="T258"> </text:span><text:span text:style-name="T259">let</text:span><text:span text:style-name="T260"> </text:span><text:span text:style-name="T261">go</text:span><text:span text:style-name="T262"> </text:span><text:span text:style-name="T263">of</text:span><text:span text:style-name="T264"> </text:span><text:span text:style-name="T265">the</text:span><text:span text:style-name="T266"> </text:span><text:span text:style-name="T267">things</text:span><text:span text:style-name="T268"> </text:span><text:span text:style-name="T269">we</text:span><text:span text:style-name="T270"> </text:span><text:span text:style-name="T271">believe?</text:span><text:span text:style-name="T272"> </text:span><text:span text:style-name="T273">create</text:span><text:span text:style-name="T274"> </text:span><text:span text:style-name="T275">a</text:span><text:span text:style-name="T276"> </text:span><text:span text:style-name="T277">world,</text:span><text:span text:style-name="T278"> </text:span><text:span text:style-name="T279">when</text:span><text:span text:style-name="T280"> </text:span><text:span text:style-name="T281">we're</text:span><text:span text:style-name="T282"> </text:span><text:span text:style-name="T283">ready</text:span><text:span text:style-name="T284"> </text:span><text:span text:style-name="T285">we'll</text:span><text:span text:style-name="T286"> </text:span><text:span text:style-name="T287">leave</text:span><text:span text:style-name="T288"> </text:span><text:span text:style-name="T289">find</text:span><text:span text:style-name="T290"> </text:span><text:span text:style-name="T291">beauty</text:span><text:span text:style-name="T292"> </text:span><text:span text:style-name="T293">in</text:span><text:span text:style-name="T294"> </text:span><text:span text:style-name="T295">all</text:span><text:span text:style-name="T296"> </text:span><text:span text:style-name="T297">we</text:span><text:span text:style-name="T298"> </text:span><text:span text:style-name="T299">perceive</text:span><text:span text:style-name="T300"> </text:span><text:span text:style-name="T301">let</text:span><text:span text:style-name="T302"> </text:span><text:span text:style-name="T303">go</text:span><text:span text:style-name="T304"> </text:span><text:span text:style-name="T305">of</text:span><text:span text:style-name="T306"> </text:span><text:span text:style-name="T307">what</text:span><text:span text:style-name="T308"> </text:span><text:span text:style-name="T309">we</text:span><text:span text:style-name="T310"> </text:span><text:span text:style-name="T311">used</text:span><text:span text:style-name="T312"> </text:span><text:span text:style-name="T313">to</text:span><text:span text:style-name="T314"> </text:span><text:span text:style-name="T315">conceal</text:span><text:span text:style-name="T316"> </text:span><text:span text:style-name="T317">interactions</text:span><text:span text:style-name="T318"> </text:span><text:span text:style-name="T319">fateful</text:span><text:span text:style-name="T320"> </text:span><text:span text:style-name="T321">and</text:span><text:span text:style-name="T322"> </text:span><text:span text:style-name="T323">real</text:span><text:span text:style-name="T324"> </text:span><text:span text:style-name="T325">gratitude</text:span><text:span text:style-name="T326"> </text:span><text:span text:style-name="T327">for</text:span><text:span text:style-name="T328"> </text:span><text:span text:style-name="T329">all</text:span><text:span text:style-name="T330"> </text:span><text:span text:style-name="T331">we</text:span><text:span text:style-name="T332"> </text:span><text:span text:style-name="T333">can</text:span><text:span text:style-name="T334"> </text:span><text:span text:style-name="T335">feel</text:span><text:span text:style-name="T336"> </text:span><text:span text:style-name="T337">after</text:span><text:span text:style-name="T338"> </text:span><text:span text:style-name="T339">all,</text:span><text:span text:style-name="T340"> </text:span><text:span text:style-name="T341">we</text:span><text:span text:style-name="T342"> </text:span><text:span text:style-name="T343">take</text:span><text:span text:style-name="T344"> </text:span><text:span text:style-name="T345">time</text:span><text:span text:style-name="T346"> </text:span><text:span text:style-name="T347">to</text:span><text:span text:style-name="T348"> </text:span><text:span text:style-name="T349">he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